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8b949e" loext:opacity="100%" style:font-name="Consolas" fo:font-size="10.5pt" fo:font-weight="normal" fo:background-color="#121314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bbbebf" loext:opacity="100%" style:font-name="Consolas" fo:font-size="10.5pt" fo:font-weight="normal" fo:background-color="#121314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bbbebf" loext:opacity="100%" fo:background-color="#121314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c10ec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ed674"/>
    </style:style>
    <style:style style:name="T1" style:family="text">
      <style:text-properties fo:color="#ff7b72" loext:opacity="100%"/>
    </style:style>
    <style:style style:name="T2" style:family="text">
      <style:text-properties fo:color="#d2a8ff" loext:opacity="100%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ff7b72" loext:opacity="100%"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bbbebf" loext:opacity="100%" fo:background-color="#121314" loext:char-shading-value="0"/>
    </style:style>
    <style:style style:name="T7" style:family="text">
      <style:text-properties fo:color="#bbbebf" loext:opacity="100%" style:font-name="Consolas" fo:font-size="10.5pt" fo:font-weight="normal" fo:background-color="#121314" loext:char-shading-value="0"/>
    </style:style>
    <style:style style:name="T8" style:family="text">
      <style:text-properties fo:color="#ff7b72" loext:opacity="100%" style:font-name="Consolas" fo:font-size="10.5pt" fo:font-weight="normal" fo:background-color="#121314" loext:char-shading-value="0"/>
    </style:style>
    <style:style style:name="T9" style:family="text">
      <style:text-properties fo:color="#569cd6" loext:opacity="100%" style:font-name="Consolas" fo:font-size="10.5pt" fo:font-weight="normal" fo:background-color="#121314" loext:char-shading-value="0"/>
    </style:style>
    <style:style style:name="T10" style:family="text">
      <style:text-properties fo:color="#d4d4d4" loext:opacity="100%" style:font-name="Consolas" fo:font-size="10.5pt" fo:font-weight="normal" fo:background-color="#121314" loext:char-shading-value="0"/>
    </style:style>
    <style:style style:name="T11" style:family="text">
      <style:text-properties fo:color="#b5cea8" loext:opacity="100%" style:font-name="Consolas" fo:font-size="10.5pt" fo:font-weight="normal" fo:background-color="#121314" loext:char-shading-value="0"/>
    </style:style>
    <style:style style:name="T12" style:family="text">
      <style:text-properties fo:color="#a5d6ff" loext:opacity="100%" style:font-name="Consolas" fo:font-size="10.5pt" fo:font-weight="normal"/>
    </style:style>
    <style:style style:name="T13" style:family="text">
      <style:text-properties fo:color="#8b949e" loext:opacity="100%" style:font-name="Consolas" fo:font-size="10.5pt" fo:font-weight="normal"/>
    </style:style>
    <style:style style:name="T14" style:family="text">
      <style:text-properties fo:color="#8b949e" loext:opacity="100%" style:font-name="Consolas" fo:font-size="10.5pt" fo:font-weight="normal" fo:background-color="#121314" loext:char-shading-value="0"/>
    </style:style>
    <style:style style:name="T15" style:family="text">
      <style:text-properties fo:color="#a5d6ff" loext:opacity="100%" style:font-name="Consolas" fo:font-size="10.5pt" fo:font-weight="normal" fo:background-color="#121314" loext:char-shading-value="0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4d4d4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1">-- ======================================================================</text:p>
      <text:p text:style-name="P1">--  TABELA 1: moradores</text:p>
      <text:p text:style-name="P1">--  Dados PESSOAIS de cada morador (CPF, foto, biometria, LGPD).</text:p>
      <text:p text:style-name="P1">--  Dados da UNIDADE estao em 'residencias'.</text:p>
      <text:p text:style-name="P1">-- ======================================================================</text:p>
      <text:p text:style-name="P3"><text:span text:style-name="T1">CREATE</text:span> <text:span text:style-name="T1">TABLE</text:span> <text:span text:style-name="T2">moradores</text:span> (</text:p>
      <text:p text:style-name="P4">    <text:span text:style-name="T3">id                    </text:span><text:span text:style-name="T4">INTEGER</text:span><text:span text:style-name="T3">   </text:span><text:span text:style-name="T5">PRIMARY KEY</text:span><text:span text:style-name="T3"> AUTOINCREMENT,</text:span></text:p>
      <text:p text:style-name="P5"><text:span text:style-name="T6">    </text:span><text:span text:style-name="T7">nome                  </text:span><text:span text:style-name="T8">TEXT</text:span><text:span text:style-name="T7">      </text:span><text:span text:style-name="T8">NOT NULL</text:span><text:span text:style-name="T7">,</text:span></text:p>
      <text:p text:style-name="P5"><text:span text:style-name="T6">    </text:span><text:span text:style-name="T7">cpf                   </text:span><text:span text:style-name="T8">TEXT</text:span><text:span text:style-name="T7">      </text:span><text:span text:style-name="T8">UNIQUE</text:span><text:span text:style-name="T7"> </text:span><text:span text:style-name="T8">NOT NULL </text:span><text:span text:style-name="T6"><text:s/></text:span><text:span text:style-name="T9">CHECK</text:span><text:span text:style-name="T7">(</text:span><text:span text:style-name="T8">length</text:span><text:span text:style-name="T7">(cpf) </text:span><text:span text:style-name="T10">=</text:span><text:span text:style-name="T7"> </text:span><text:span text:style-name="T11">11</text:span><text:span text:style-name="T7">),</text:span></text:p>
      <text:p text:style-name="P5"><text:span text:style-name="T6">     </text:span><text:span text:style-name="T7">telefone              </text:span><text:span text:style-name="T8">TEXT</text:span><text:span text:style-name="T7">,</text:span></text:p>
      <text:p text:style-name="P4">    <text:span text:style-name="T3">email                 </text:span><text:span text:style-name="T4">TEXT</text:span><text:span text:style-name="T3">      </text:span><text:span text:style-name="T5">CHECK</text:span><text:span text:style-name="T3">(email </text:span><text:span text:style-name="T4">LIKE</text:span><text:span text:style-name="T3"> </text:span><text:span text:style-name="T12">'%@%.%'</text:span><text:span text:style-name="T3">),</text:span></text:p>
      <text:p text:style-name="P4">    <text:span text:style-name="T3">dt_nascimento         </text:span><text:span text:style-name="T4">DATE</text:span><text:span text:style-name="T3">,</text:span></text:p>
      <text:p text:style-name="P5"><text:span text:style-name="T6">    </text:span><text:span text:style-name="T7">foto                  BLOB,</text:span></text:p>
      <text:p text:style-name="P5"><text:span text:style-name="T6">    </text:span><text:span text:style-name="T7">dt_foto_validade      </text:span><text:span text:style-name="T8">DATE</text:span><text:span text:style-name="T7">,</text:span></text:p>
      <text:p text:style-name="P5"><text:span text:style-name="T6">    </text:span><text:span text:style-name="T7">biometria             BLOB,</text:span></text:p>
      <text:p text:style-name="P5"><text:span text:style-name="T6">    </text:span><text:span text:style-name="T7">dt_biometria_validade </text:span><text:span text:style-name="T8">DATE</text:span><text:span text:style-name="T7">,</text:span></text:p>
      <text:p text:style-name="P4">     <text:span text:style-name="T3">termos_lgpd           BLOB,</text:span></text:p>
      <text:p text:style-name="P5"><text:span text:style-name="T6">    </text:span><text:span text:style-name="T7">dt_aceite_lgpd        </text:span><text:span text:style-name="T8">DATETIME</text:span><text:span text:style-name="T7">,</text:span></text:p>
      <text:p text:style-name="P6"><text:span text:style-name="T6">    </text:span><text:span text:style-name="T7">ativo                 </text:span><text:span text:style-name="T8">BOOLEAN</text:span><text:span text:style-name="T7">   </text:span><text:span text:style-name="T9">DEFAULT</text:span><text:span text:style-name="T7"> </text:span><text:span text:style-name="T11">1</text:span><text:span text:style-name="T6"> </text:span><text:span text:style-name="T9">CHECK</text:span><text:span text:style-name="T7">(ativo </text:span><text:span text:style-name="T8">IN</text:span><text:span text:style-name="T7"> (</text:span><text:span text:style-name="T11">0</text:span><text:span text:style-name="T7">, </text:span><text:span text:style-name="T11">1</text:span><text:span text:style-name="T7">)),</text:span></text:p>
      <text:p text:style-name="P4">    <text:span text:style-name="T13">-- 1 = ativo. 0 = soft delete (dado preservado, morador "invisivel").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4">    <text:span text:style-name="T13">-- SHA-256 de 'moradores:{cpf}'. Usado para sync sem duplicatas.</text:span></text:p>
      <text:p text:style-name="P5"><text:span text:style-name="T6">    </text:span><text:span text:style-name="T7">dt_criado_em          </text:span><text:span text:style-name="T8">DATETIME</text:span><text:span text:style-name="T7">  </text:span><text:span text:style-name="T9">DEFAULT</text:span><text:span text:style-name="T7"> CURRENT_TIMESTAMP,</text:span></text:p>
      <text:p text:style-name="P4">    <text:span text:style-name="T3">dt_atualizado_em      </text:span><text:span text:style-name="T4">DATETIME</text:span><text:span text:style-name="T3">  </text:span><text:span text:style-name="T5">DEFAULT</text:span><text:span text:style-name="T3"> CURRENT_TIMESTAMP</text:span></text:p>
      <text:p text:style-name="P3">);</text:p>
      <text:p text:style-name="P7"/>
      <text:p text:style-name="P1">-- ======================================================================</text:p>
      <text:p text:style-name="P1">--  TABELA 2: residencias</text:p>
      <text:p text:style-name="P1"/>
      <text:p text:style-name="P3"><text:span text:style-name="T1">CREATE</text:span> <text:span text:style-name="T1">TABLE</text:span> <text:span text:style-name="T2">residencias</text:span> (</text:p>
      <text:p text:style-name="P5"><text:span text:style-name="T6">    </text:span><text:span text:style-name="T7">id                    </text:span><text:span text:style-name="T8">INTEGER</text:span><text:span text:style-name="T7">   </text:span><text:span text:style-name="T9">PRIMARY KEY</text:span><text:span text:style-name="T7"> AUTOINCREMENT,</text:span></text:p>
      <text:p text:style-name="P5"><text:span text:style-name="T6">    </text:span><text:span text:style-name="T7">codigo_condominio     </text:span><text:span text:style-name="T8">TEXT</text:span><text:span text:style-name="T7">      </text:span><text:span text:style-name="T8">NOT NULL</text:span><text:span text:style-name="T7">,</text:span><text:span text:style-name="T14">-- Codigo do condominio. Ex: 'COND-001'.</text:span></text:p>
      <text:p text:style-name="P4">    <text:span text:style-name="T3">numero_residencia     </text:span><text:span text:style-name="T4">TEXT</text:span><text:span text:style-name="T3">      </text:span><text:span text:style-name="T4">NOT NULL</text:span><text:span text:style-name="T3">,</text:span><text:span text:style-name="T13">-- Numero da unidade: '101', '101-A', '08' (lote), 'Cobertura'.</text:span></text:p>
      <text:p text:style-name="P5"><text:span text:style-name="T6">    </text:span><text:span text:style-name="T7">bloco                 </text:span><text:span text:style-name="T8">TEXT</text:span><text:span text:style-name="T7">,</text:span><text:span text:style-name="T6"> </text:span><text:span text:style-name="T14">-- Ex: 'A', 'B', 'Torre 1'. NULL em condominios horizontais (casas).</text:span></text:p>
      <text:p text:style-name="P5"><text:span text:style-name="T6">    </text:span><text:span text:style-name="T7">quadra                </text:span><text:span text:style-name="T8">TEXT</text:span><text:span text:style-name="T7">,</text:span><text:span text:style-name="T6"> </text:span><text:span text:style-name="T14">-- Ex: '01', '05'. NULL em condominios verticais (predios).</text:span></text:p>
      <text:p text:style-name="P4">    <text:span text:style-name="T3">andar                 </text:span><text:span text:style-name="T4">INTEGER</text:span><text:span text:style-name="T3">,</text:span> <text:span text:style-name="T13">-- Numero do andar. NULL em casas.</text:span></text:p>
      <text:p text:style-name="P5"><text:span text:style-name="T6">    </text:span><text:span text:style-name="T7">tipo_moradia          </text:span><text:span text:style-name="T8">TEXT</text:span><text:span text:style-name="T7">      </text:span><text:span text:style-name="T9">DEFAULT</text:span><text:span text:style-name="T7"> </text:span><text:span text:style-name="T15">'apartamento'</text:span><text:span text:style-name="T6">    </text:span><text:span text:style-name="T9">CHECK</text:span><text:span text:style-name="T7">(tipo_moradia </text:span><text:span text:style-name="T8">IN</text:span><text:span text:style-name="T7"> (</text:span><text:span text:style-name="T15">'apartamento'</text:span><text:span text:style-name="T7">,</text:span><text:span text:style-name="T15">'casa'</text:span><text:span text:style-name="T7">,</text:span><text:span text:style-name="T15">'comercial'</text:span><text:span text:style-name="T7">,</text:span><text:span text:style-name="T15">'outro'</text:span><text:span text:style-name="T7">)),</text:span><text:span text:style-name="T6">  </text:span><text:span text:style-name="T14">-- Tipo fisico da unidade.</text:span></text:p>
      <text:p text:style-name="P4">    <text:span text:style-name="T3">interfone             </text:span><text:span text:style-name="T4">TEXT</text:span><text:span text:style-name="T3">,</text:span></text:p>
      <text:p text:style-name="P5"><text:span text:style-name="T6">    </text:span><text:span text:style-name="T7">observacao            </text:span><text:span text:style-name="T8">TEXT</text:span><text:span text:style-name="T7">,</text:span></text:p>
      <text:p text:style-name="P5"><text:span text:style-name="T6">    </text:span><text:span text:style-name="T7">ativo                 </text:span><text:span text:style-name="T8">BOOLEAN</text:span><text:span text:style-name="T7">   </text:span><text:span text:style-name="T9">DEFAULT</text:span><text:span text:style-name="T7"> </text:span><text:span text:style-name="T11">1</text:span><text:span text:style-name="T6">           </text:span><text:span text:style-name="T9">CHECK</text:span><text:span text:style-name="T7">(ativo </text:span><text:span text:style-name="T8">IN</text:span><text:span text:style-name="T7"> (</text:span><text:span text:style-name="T11">0</text:span><text:span text:style-name="T7">, </text:span><text:span text:style-name="T11">1</text:span><text:span text:style-name="T7">)),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4">    <text:span text:style-name="T3">dt_criado_em          </text:span><text:span text:style-name="T4">DATETIME</text:span><text:span text:style-name="T3">  </text:span><text:span text:style-name="T5">DEFAULT</text:span><text:span text:style-name="T3"> CURRENT_TIMESTAMP,</text:span></text:p>
      <text:p text:style-name="P4">    <text:span text:style-name="T3">dt_atualizado_em      </text:span><text:span text:style-name="T4">DATETIME</text:span><text:span text:style-name="T3">  </text:span><text:span text:style-name="T5">DEFAULT</text:span><text:span text:style-name="T3"> CURRENT_TIMESTAMP</text:span></text:p>
      <text:p text:style-name="P3">);</text:p>
      <text:p text:style-name="P7"><text:soft-page-break/></text:p>
      <text:p text:style-name="P1">-- ======================================================================</text:p>
      <text:p text:style-name="P1">--  TABELA 3: morador_residencia (JUNCTION TABLE — relacao N:N)</text:p>
      <text:p text:style-name="P1"/>
      <text:p text:style-name="P3"><text:span text:style-name="T1">CREATE</text:span> <text:span text:style-name="T1">TABLE</text:span> <text:span text:style-name="T2">morador_residencia</text:span> (</text:p>
      <text:p text:style-name="P5"><text:span text:style-name="T6">    </text:span><text:span text:style-name="T7">id                    </text:span><text:span text:style-name="T8">INTEGER</text:span><text:span text:style-name="T7">   </text:span><text:span text:style-name="T9">PRIMARY KEY</text:span><text:span text:style-name="T7"> AUTOINCREMENT,</text:span></text:p>
      <text:p text:style-name="P4">    <text:span text:style-name="T3">morador_id            </text:span><text:span text:style-name="T4">INTEGER</text:span><text:span text:style-name="T3">   </text:span><text:span text:style-name="T4">NOT NULL</text:span><text:span text:style-name="T3">,</text:span></text:p>
      <text:p text:style-name="P5"><text:span text:style-name="T6">    </text:span><text:span text:style-name="T7">residencia_id         </text:span><text:span text:style-name="T8">INTEGER</text:span><text:span text:style-name="T7">   </text:span><text:span text:style-name="T8">NOT NULL</text:span><text:span text:style-name="T7">,</text:span></text:p>
      <text:p text:style-name="P4">    <text:span text:style-name="T3">tipo_morador          </text:span><text:span text:style-name="T4">TEXT</text:span><text:span text:style-name="T3">      </text:span><text:span text:style-name="T5">DEFAULT</text:span><text:span text:style-name="T3"> </text:span><text:span text:style-name="T12">'proprietario'</text:span><text:span text:style-name="T5">CHECK</text:span><text:span text:style-name="T3">(tipo_morador </text:span><text:span text:style-name="T4">IN</text:span><text:span text:style-name="T3"> (</text:span><text:span text:style-name="T12">'proprietario'</text:span><text:span text:style-name="T3">, </text:span><text:span text:style-name="T12">'inquilino'</text:span><text:span text:style-name="T3">)),</text:span></text:p>
      <text:p text:style-name="P5"><text:span text:style-name="T6">    </text:span><text:span text:style-name="T7">dt_inicio             </text:span><text:span text:style-name="T8">DATE</text:span><text:span text:style-name="T7">      </text:span><text:span text:style-name="T8">NOT NULL</text:span><text:span text:style-name="T7"> </text:span><text:span text:style-name="T9">DEFAULT</text:span><text:span text:style-name="T7"> (</text:span><text:span text:style-name="T8">DATE</text:span><text:span text:style-name="T7">(</text:span><text:span text:style-name="T15">'now'</text:span><text:span text:style-name="T7">)),</text:span></text:p>
      <text:p text:style-name="P4">    <text:span text:style-name="T3">dt_fim                </text:span><text:span text:style-name="T4">DATE</text:span><text:span text:style-name="T3">,</text:span></text:p>
      <text:p text:style-name="P5"><text:span text:style-name="T6">    </text:span><text:span text:style-name="T7">ativo                 </text:span><text:span text:style-name="T8">BOOLEAN</text:span><text:span text:style-name="T7">   </text:span><text:span text:style-name="T9">DEFAULT</text:span><text:span text:style-name="T7"> </text:span><text:span text:style-name="T11">1</text:span><text:span text:style-name="T6">                   </text:span><text:span text:style-name="T9">CHECK</text:span><text:span text:style-name="T7">(ativo </text:span><text:span text:style-name="T8">IN</text:span><text:span text:style-name="T7"> (</text:span><text:span text:style-name="T11">0</text:span><text:span text:style-name="T7">, </text:span><text:span text:style-name="T11">1</text:span><text:span text:style-name="T7">)),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5"><text:span text:style-name="T6">    </text:span><text:span text:style-name="T7">dt_criado_em          </text:span><text:span text:style-name="T8">DATETIME</text:span><text:span text:style-name="T7">  </text:span><text:span text:style-name="T9">DEFAULT</text:span><text:span text:style-name="T7"> CURRENT_TIMESTAMP,</text:span></text:p>
      <text:p text:style-name="P4">    <text:span text:style-name="T5">FOREIGN KEY</text:span><text:span text:style-name="T3"> (morador_id)    </text:span><text:span text:style-name="T5">REFERENCES</text:span><text:span text:style-name="T3"> moradores(id),</text:span></text:p>
      <text:p text:style-name="P4">    <text:span text:style-name="T5">FOREIGN KEY</text:span><text:span text:style-name="T3"> (residencia_id) </text:span><text:span text:style-name="T5">REFERENCES</text:span><text:span text:style-name="T3"> residencias(id),</text:span></text:p>
      <text:p text:style-name="P4">    <text:span text:style-name="T4">UNIQUE</text:span><text:span text:style-name="T3"> (morador_id, residencia_id, dt_inicio)</text:span></text:p>
      <text:p text:style-name="P4">    <text:span text:style-name="T13">-- Evita duplicata. Permite historico (mesmo morador pode sair e voltar).</text:span></text:p>
      <text:p text:style-name="P3">);</text:p>
      <text:p text:style-name="P7"/>
      <text:p text:style-name="P1">-- ======================================================================</text:p>
      <text:p text:style-name="P1">--  TABELA 4: visitantes</text:p>
      <text:p text:style-name="P1"/>
      <text:p text:style-name="P1">-- ======================================================================</text:p>
      <text:p text:style-name="P3"><text:span text:style-name="T1">CREATE</text:span> <text:span text:style-name="T1">TABLE</text:span> <text:span text:style-name="T2">visitantes</text:span> (</text:p>
      <text:p text:style-name="P5"><text:span text:style-name="T6">    </text:span><text:span text:style-name="T7">id                    </text:span><text:span text:style-name="T8">INTEGER</text:span><text:span text:style-name="T7">   </text:span><text:span text:style-name="T9">PRIMARY KEY</text:span><text:span text:style-name="T7"> AUTOINCREMENT,</text:span></text:p>
      <text:p text:style-name="P4">    <text:span text:style-name="T3">nome                  </text:span><text:span text:style-name="T4">TEXT</text:span><text:span text:style-name="T3">      </text:span><text:span text:style-name="T4">NOT NULL</text:span><text:span text:style-name="T3">,</text:span></text:p>
      <text:p text:style-name="P5"><text:span text:style-name="T6">    </text:span><text:span text:style-name="T7">documento             </text:span><text:span text:style-name="T8">TEXT</text:span><text:span text:style-name="T7">      </text:span><text:span text:style-name="T8">NOT NULL</text:span><text:span text:style-name="T7">,</text:span></text:p>
      <text:p text:style-name="P5"><text:span text:style-name="T6">    </text:span><text:span text:style-name="T7">tipo_documento        </text:span><text:span text:style-name="T8">TEXT</text:span><text:span text:style-name="T7">      </text:span><text:span text:style-name="T9">DEFAULT</text:span><text:span text:style-name="T7"> </text:span><text:span text:style-name="T15">'RG'</text:span><text:span text:style-name="T6">   </text:span><text:span text:style-name="T9">CHECK</text:span><text:span text:style-name="T7">(tipo_documento </text:span><text:span text:style-name="T8">IN</text:span><text:span text:style-name="T7"> (</text:span><text:span text:style-name="T15">'RG'</text:span><text:span text:style-name="T7">, </text:span><text:span text:style-name="T15">'CNH'</text:span><text:span text:style-name="T7">, </text:span><text:span text:style-name="T15">'PASSAPORTE'</text:span><text:span text:style-name="T7">, </text:span><text:span text:style-name="T15">'OUTRO'</text:span><text:span text:style-name="T7">)),</text:span></text:p>
      <text:p text:style-name="P5"><text:span text:style-name="T6">    </text:span><text:span text:style-name="T7">telefone              </text:span><text:span text:style-name="T8">TEXT</text:span><text:span text:style-name="T7">,</text:span></text:p>
      <text:p text:style-name="P5"><text:span text:style-name="T6">    </text:span><text:span text:style-name="T7">foto                  BLOB,</text:span><text:span text:style-name="T14">-- Foto do visitante. Util para reconhecimento facial futuro.</text:span></text:p>
      <text:p text:style-name="P4">    <text:span text:style-name="T3">bloqueado             </text:span><text:span text:style-name="T4">BOOLEAN</text:span><text:span text:style-name="T3">   </text:span><text:span text:style-name="T5">DEFAULT</text:span><text:span text:style-name="T3"> </text:span><text:span text:style-name="T16">0</text:span>               <text:span text:style-name="T5">CHECK</text:span><text:span text:style-name="T3">(bloqueado </text:span><text:span text:style-name="T4">IN</text:span><text:span text:style-name="T3"> (</text:span><text:span text:style-name="T16">0</text:span><text:span text:style-name="T3">, </text:span><text:span text:style-name="T16">1</text:span><text:span text:style-name="T3">)),</text:span></text:p>
      <text:p text:style-name="P4">     <text:span text:style-name="T3">motivo_bloqueio       </text:span><text:span text:style-name="T4">TEXT</text:span><text:span text:style-name="T3">,</text:span></text:p>
      <text:p text:style-name="P4">     <text:span text:style-name="T3">dt_validade_inicio    </text:span><text:span text:style-name="T4">DATE</text:span><text:span text:style-name="T3">,</text:span></text:p>
      <text:p text:style-name="P4">    <text:span text:style-name="T3">dt_validade_fim       </text:span><text:span text:style-name="T4">DATE</text:span><text:span text:style-name="T3">      </text:span><text:span text:style-name="T5">CHECK</text:span><text:span text:style-name="T3">(</text:span>  <text:span text:style-name="T3">dt_validade_fim </text:span><text:span text:style-name="T4">IS</text:span><text:span text:style-name="T3"> </text:span><text:span text:style-name="T4">NULL</text:span><text:span text:style-name="T3"> </text:span><text:span text:style-name="T4">OR</text:span> <text:s/><text:span text:style-name="T3">dt_validade_fim </text:span><text:span text:style-name="T17">&gt;=</text:span><text:span text:style-name="T3"> dt_validade_inicio),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5"><text:span text:style-name="T6">    </text:span><text:span text:style-name="T7">dt_criado_em          </text:span><text:span text:style-name="T8">DATETIME</text:span><text:span text:style-name="T7">  </text:span><text:span text:style-name="T9">DEFAULT</text:span><text:span text:style-name="T7"> CURRENT_TIMESTAMP</text:span></text:p>
      <text:p text:style-name="P3">);</text:p>
      <text:p text:style-name="P7"/>
      <text:p text:style-name="P1">-- ======================================================================</text:p>
      <text:p text:style-name="P1">--  TABELA 5: funcionarios</text:p>
      <text:p text:style-name="P1">--  Porteiros, zeladores, administradores.</text:p>
      <text:p text:style-name="P1"/>
      <text:p text:style-name="P3"><text:span text:style-name="T1">CREATE</text:span> <text:span text:style-name="T1">TABLE</text:span> <text:span text:style-name="T2">funcionarios</text:span> (</text:p>
      <text:p text:style-name="P4"><text:soft-page-break/>    <text:span text:style-name="T3">id                    </text:span><text:span text:style-name="T4">INTEGER</text:span><text:span text:style-name="T3">   </text:span><text:span text:style-name="T5">PRIMARY KEY</text:span><text:span text:style-name="T3"> AUTOINCREMENT,</text:span></text:p>
      <text:p text:style-name="P4">    <text:span text:style-name="T3">nome                  </text:span><text:span text:style-name="T4">TEXT</text:span><text:span text:style-name="T3">      </text:span><text:span text:style-name="T4">NOT NULL</text:span><text:span text:style-name="T3">,</text:span></text:p>
      <text:p text:style-name="P4">    <text:span text:style-name="T3">cpf                   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  </text:span><text:span text:style-name="T5">CHECK</text:span><text:span text:style-name="T3">(</text:span><text:span text:style-name="T4">length</text:span><text:span text:style-name="T3">(cpf) </text:span><text:span text:style-name="T17">=</text:span><text:span text:style-name="T3"> </text:span><text:span text:style-name="T16">11</text:span><text:span text:style-name="T3">),</text:span></text:p>
      <text:p text:style-name="P4">    <text:span text:style-name="T3">cargo                 </text:span><text:span text:style-name="T4">TEXT</text:span><text:span text:style-name="T3">      </text:span><text:span text:style-name="T5">DEFAULT</text:span><text:span text:style-name="T3"> </text:span><text:span text:style-name="T12">'porteiro'</text:span></text:p>
      <text:p text:style-name="P4">                                    <text:span text:style-name="T5">CHECK</text:span><text:span text:style-name="T3">(cargo </text:span><text:span text:style-name="T4">IN</text:span><text:span text:style-name="T3"> (</text:span><text:span text:style-name="T12">'porteiro'</text:span><text:span text:style-name="T3">,</text:span><text:span text:style-name="T12">'zelador'</text:span><text:span text:style-name="T3">,</text:span><text:span text:style-name="T12">'administrador'</text:span><text:span text:style-name="T3">,</text:span><text:span text:style-name="T12">'outro'</text:span><text:span text:style-name="T3">)),</text:span></text:p>
      <text:p text:style-name="P5"><text:span text:style-name="T6">    </text:span><text:span text:style-name="T7">setor                 </text:span><text:span text:style-name="T8">TEXT</text:span><text:span text:style-name="T7">,</text:span><text:span text:style-name="T6"> </text:span><text:span text:style-name="T14">-- Tadministracao', 'limpeza', 'manutencao'exto livre: 'portaria', '</text:span></text:p>
      <text:p text:style-name="P4">    <text:span text:style-name="T4">login</text:span><text:span text:style-name="T3">                 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,</text:span></text:p>
      <text:p text:style-name="P5"><text:span text:style-name="T6">    </text:span><text:span text:style-name="T7">senha_hash            </text:span><text:span text:style-name="T8">TEXT</text:span><text:span text:style-name="T7">      </text:span><text:span text:style-name="T8">NOT NULL</text:span><text:span text:style-name="T7">  </text:span><text:span text:style-name="T9">CHECK</text:span><text:span text:style-name="T7">(</text:span><text:span text:style-name="T8">length</text:span><text:span text:style-name="T7">(senha_hash) </text:span><text:span text:style-name="T10">=</text:span><text:span text:style-name="T7"> </text:span><text:span text:style-name="T11">64</text:span><text:span text:style-name="T7">),</text:span></text:p>
      <text:p text:style-name="P4">    <text:span text:style-name="T3">ativo                 </text:span><text:span text:style-name="T4">BOOLEAN</text:span><text:span text:style-name="T3">   </text:span><text:span text:style-name="T5">DEFAULT</text:span><text:span text:style-name="T3"> </text:span><text:span text:style-name="T16">1</text:span><text:span text:style-name="T3">  </text:span><text:span text:style-name="T5">CHECK</text:span><text:span text:style-name="T3">(ativo </text:span><text:span text:style-name="T4">IN</text:span><text:span text:style-name="T3"> (</text:span><text:span text:style-name="T16">0</text:span><text:span text:style-name="T3">, </text:span><text:span text:style-name="T16">1</text:span><text:span text:style-name="T3">)),</text:span></text:p>
      <text:p text:style-name="P4">    <text:span text:style-name="T3">correlation_id        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,</text:span></text:p>
      <text:p text:style-name="P4">    <text:span text:style-name="T3">dt_criado_em          </text:span><text:span text:style-name="T4">DATETIME</text:span><text:span text:style-name="T3">  </text:span><text:span text:style-name="T5">DEFAULT</text:span><text:span text:style-name="T3"> CURRENT_TIMESTAMP</text:span></text:p>
      <text:p text:style-name="P3">);</text:p>
      <text:p text:style-name="P7"/>
      <text:p text:style-name="P1">-- ======================================================================</text:p>
      <text:p text:style-name="P1">--  TABELA 6: veiculos</text:p>
      <text:p text:style-name="P1"/>
      <text:p text:style-name="P3"><text:span text:style-name="T1">CREATE</text:span> <text:span text:style-name="T1">TABLE</text:span> <text:span text:style-name="T2">veiculos</text:span> (</text:p>
      <text:p text:style-name="P4">    <text:span text:style-name="T3">id                    </text:span><text:span text:style-name="T4">INTEGER</text:span><text:span text:style-name="T3">   </text:span><text:span text:style-name="T5">PRIMARY KEY</text:span><text:span text:style-name="T3"> AUTOINCREMENT,</text:span></text:p>
      <text:p text:style-name="P4">    <text:span text:style-name="T3">placa                 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  </text:span><text:span text:style-name="T5">CHECK</text:span><text:span text:style-name="T3">(</text:span><text:span text:style-name="T4">length</text:span><text:span text:style-name="T3">(placa) </text:span><text:span text:style-name="T17">&gt;=</text:span><text:span text:style-name="T3"> </text:span><text:span text:style-name="T16">7</text:span><text:span text:style-name="T3">),</text:span></text:p>
      <text:p text:style-name="P4">    <text:span text:style-name="T13">-- Formato: 'ABC-1234' (antigo) ou 'ABC1D23' (Mercosul). Minimo 7 chars.</text:span></text:p>
      <text:p text:style-name="P5"><text:span text:style-name="T6">    </text:span><text:span text:style-name="T7">modelo                </text:span><text:span text:style-name="T8">TEXT</text:span><text:span text:style-name="T7">,</text:span></text:p>
      <text:p text:style-name="P4">    <text:span text:style-name="T3">cor                   </text:span><text:span text:style-name="T4">TEXT</text:span><text:span text:style-name="T3">,</text:span></text:p>
      <text:p text:style-name="P5"><text:span text:style-name="T6">    </text:span><text:span text:style-name="T7">morador_id            </text:span><text:span text:style-name="T8">INTEGER</text:span><text:span text:style-name="T7">,</text:span></text:p>
      <text:p text:style-name="P4">    <text:span text:style-name="T3">funcionario_id        </text:span><text:span text:style-name="T4">INTEGER</text:span><text:span text:style-name="T3">,</text:span></text:p>
      <text:p text:style-name="P4">    <text:span text:style-name="T3">visitante_id          </text:span><text:span text:style-name="T4">INTEGER</text:span><text:span text:style-name="T3">,</text:span>  <text:span text:style-name="T13">-- Apenas UM deve ser preenchido — os outros ficam NULL.</text:span></text:p>
      <text:p text:style-name="P5"><text:span text:style-name="T6">    </text:span><text:span text:style-name="T7">ativo                 </text:span><text:span text:style-name="T8">BOOLEAN</text:span><text:span text:style-name="T7">   </text:span><text:span text:style-name="T9">DEFAULT</text:span><text:span text:style-name="T7"> </text:span><text:span text:style-name="T11">1</text:span><text:span text:style-name="T7">  </text:span><text:span text:style-name="T9">CHECK</text:span><text:span text:style-name="T7">(ativo </text:span><text:span text:style-name="T8">IN</text:span><text:span text:style-name="T7"> (</text:span><text:span text:style-name="T11">0</text:span><text:span text:style-name="T7">, </text:span><text:span text:style-name="T11">1</text:span><text:span text:style-name="T7">)),</text:span></text:p>
      <text:p text:style-name="P4">    <text:span text:style-name="T3">correlation_id        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,</text:span></text:p>
      <text:p text:style-name="P4">    <text:span text:style-name="T3">dt_criado_em          </text:span><text:span text:style-name="T4">DATETIME</text:span><text:span text:style-name="T3">  </text:span><text:span text:style-name="T5">DEFAULT</text:span><text:span text:style-name="T3"> CURRENT_TIMESTAMP,</text:span></text:p>
      <text:p text:style-name="P5"><text:span text:style-name="T6">    </text:span><text:span text:style-name="T9">FOREIGN KEY</text:span><text:span text:style-name="T7"> (morador_id)      </text:span><text:span text:style-name="T9">REFERENCES</text:span><text:span text:style-name="T7"> moradores(id),</text:span></text:p>
      <text:p text:style-name="P4">    <text:span text:style-name="T5">FOREIGN KEY</text:span><text:span text:style-name="T3"> (funcionario_id)  </text:span><text:span text:style-name="T5">REFERENCES</text:span><text:span text:style-name="T3"> funcionarios(id),</text:span></text:p>
      <text:p text:style-name="P4">    <text:span text:style-name="T5">FOREIGN KEY</text:span><text:span text:style-name="T3"> (visitante_id)    </text:span><text:span text:style-name="T5">REFERENCES</text:span><text:span text:style-name="T3"> visitantes(id)</text:span></text:p>
      <text:p text:style-name="P3">);</text:p>
      <text:p text:style-name="P7"/>
      <text:p text:style-name="P1">-- ======================================================================</text:p>
      <text:p text:style-name="P1">--  TABELA 7: acessos</text:p>
      <text:p text:style-name="P1"/>
      <text:p text:style-name="P3"><text:span text:style-name="T1">CREATE</text:span> <text:span text:style-name="T1">TABLE</text:span> <text:span text:style-name="T2">acessos</text:span> (</text:p>
      <text:p text:style-name="P5"><text:span text:style-name="T6">    </text:span><text:span text:style-name="T7">id                    </text:span><text:span text:style-name="T8">INTEGER</text:span><text:span text:style-name="T7">   </text:span><text:span text:style-name="T9">PRIMARY KEY</text:span><text:span text:style-name="T7"> AUTOINCREMENT,</text:span></text:p>
      <text:p text:style-name="P4">    <text:span text:style-name="T3">visitante_id          </text:span><text:span text:style-name="T4">INTEGER</text:span><text:span text:style-name="T3">   </text:span><text:span text:style-name="T4">NOT NULL</text:span><text:span text:style-name="T3">,</text:span></text:p>
      <text:p text:style-name="P5"><text:span text:style-name="T6">    </text:span><text:span text:style-name="T7">morador_id            </text:span><text:span text:style-name="T8">INTEGER</text:span><text:span text:style-name="T7">,</text:span><text:span text:style-name="T6"> </text:span><text:span text:style-name="T14">-- Morador visitado. NULL = servico geral sem morador especifico.</text:span></text:p>
      <text:p text:style-name="P5"><text:span text:style-name="T6">    </text:span><text:span text:style-name="T7">funcionario_id        </text:span><text:span text:style-name="T8">INTEGER</text:span><text:span text:style-name="T7">,</text:span><text:span text:style-name="T6"> </text:span><text:span text:style-name="T14">-- Porteiro que registrou este acesso.</text:span></text:p>
      <text:p text:style-name="P5"><text:span text:style-name="T6">    </text:span><text:span text:style-name="T7">veiculo_id            </text:span><text:span text:style-name="T8">INTEGER</text:span><text:span text:style-name="T7">,</text:span><text:span text:style-name="T6"> </text:span><text:span text:style-name="T14">-- Veiculo usado. NULL = veio a pe.</text:span></text:p>
      <text:p text:style-name="P4">    <text:span text:style-name="T3">tipo_acesso           </text:span><text:span text:style-name="T4">TEXT</text:span><text:span text:style-name="T3">      </text:span><text:span text:style-name="T5">DEFAULT</text:span><text:span text:style-name="T3"> </text:span><text:span text:style-name="T12">'pedestre'</text:span>         <text:span text:style-name="T5">CHECK</text:span><text:span text:style-name="T3">(tipo_acesso </text:span><text:span text:style-name="T4">IN</text:span><text:span text:style-name="T3"> (</text:span><text:span text:style-name="T12">'pedestre'</text:span><text:span text:style-name="T3">, </text:span><text:span text:style-name="T12">'garagem'</text:span><text:span text:style-name="T3">)),</text:span>  <text:span text:style-name="T13">-- 'pedestre' = portao principal</text:span></text:p>
      <text:p text:style-name="P4"><text:span text:style-name="T13"/></text:p>
      <text:p text:style-name="P2"/>
      <text:p text:style-name="P4"><text:soft-page-break/>    <text:span text:style-name="T3">auth_senha            </text:span><text:span text:style-name="T4">BOOLEAN</text:span><text:span text:style-name="T3">   </text:span><text:span text:style-name="T5">DEFAULT</text:span><text:span text:style-name="T3"> </text:span><text:span text:style-name="T16">0</text:span><text:span text:style-name="T3">  </text:span><text:span text:style-name="T5">CHECK</text:span><text:span text:style-name="T3">(auth_senha </text:span><text:span text:style-name="T4">IN</text:span><text:span text:style-name="T3"> (</text:span><text:span text:style-name="T16">0</text:span><text:span text:style-name="T3">,</text:span><text:span text:style-name="T16">1</text:span><text:span text:style-name="T3">)),</text:span></text:p>
      <text:p text:style-name="P4">    <text:span text:style-name="T3">auth_digital          </text:span><text:span text:style-name="T4">BOOLEAN</text:span><text:span text:style-name="T3">   </text:span><text:span text:style-name="T5">DEFAULT</text:span><text:span text:style-name="T3"> </text:span><text:span text:style-name="T16">0</text:span><text:span text:style-name="T3">  </text:span><text:span text:style-name="T5">CHECK</text:span><text:span text:style-name="T3">(auth_digital </text:span><text:span text:style-name="T4">IN</text:span><text:span text:style-name="T3"> (</text:span><text:span text:style-name="T16">0</text:span><text:span text:style-name="T3">,</text:span><text:span text:style-name="T16">1</text:span><text:span text:style-name="T3">)),</text:span></text:p>
      <text:p text:style-name="P4">    <text:span text:style-name="T3">auth_facial           </text:span><text:span text:style-name="T4">BOOLEAN</text:span><text:span text:style-name="T3">   </text:span><text:span text:style-name="T5">DEFAULT</text:span><text:span text:style-name="T3"> </text:span><text:span text:style-name="T16">0</text:span><text:span text:style-name="T3">  </text:span><text:span text:style-name="T5">CHECK</text:span><text:span text:style-name="T3">(auth_facial </text:span><text:span text:style-name="T4">IN</text:span><text:span text:style-name="T3"> (</text:span><text:span text:style-name="T16">0</text:span><text:span text:style-name="T3">,</text:span><text:span text:style-name="T16">1</text:span><text:span text:style-name="T3">)),</text:span></text:p>
      <text:p text:style-name="P5"><text:span text:style-name="T6">    </text:span><text:span text:style-name="T7">motivo                </text:span><text:span text:style-name="T8">TEXT</text:span><text:span text:style-name="T7">      </text:span><text:span text:style-name="T8">NOT NULL</text:span><text:span text:style-name="T7">,</text:span></text:p>
      <text:p text:style-name="P4">    <text:span text:style-name="T3">dt_entrada_em         </text:span><text:span text:style-name="T4">DATETIME</text:span><text:span text:style-name="T3">  </text:span><text:span text:style-name="T4">NOT NULL</text:span><text:span text:style-name="T3">  </text:span><text:span text:style-name="T5">DEFAULT</text:span><text:span text:style-name="T3"> CURRENT_TIMESTAMP,</text:span></text:p>
      <text:p text:style-name="P4">    <text:span text:style-name="T3">dt_saida_em           </text:span><text:span text:style-name="T4">DATETIME</text:span><text:span text:style-name="T3">,</text:span></text:p>
      <text:p text:style-name="P5"><text:span text:style-name="T6">    </text:span><text:span text:style-name="T7">porteiro              </text:span><text:span text:style-name="T8">TEXT</text:span><text:span text:style-name="T7">,</text:span></text:p>
      <text:p text:style-name="P5"><text:span text:style-name="T6">    </text:span><text:span text:style-name="T7">observacoes           </text:span><text:span text:style-name="T8">TEXT</text:span><text:span text:style-name="T7">,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4">    <text:span text:style-name="T5">CHECK</text:span><text:span text:style-name="T3">(auth_senha </text:span><text:span text:style-name="T17">+</text:span><text:span text:style-name="T3"> auth_digital </text:span><text:span text:style-name="T17">+</text:span><text:span text:style-name="T3"> auth_facial </text:span><text:span text:style-name="T17">&gt;=</text:span><text:span text:style-name="T3"> </text:span><text:span text:style-name="T16">1</text:span><text:span text:style-name="T3">),</text:span></text:p>
      <text:p text:style-name="P4">    <text:span text:style-name="T13">-- Nenhum acesso pode ser registrado sem autenticacao!</text:span></text:p>
      <text:p text:style-name="P5"><text:span text:style-name="T6">    </text:span><text:span text:style-name="T9">FOREIGN KEY</text:span><text:span text:style-name="T7"> (visitante_id)   </text:span><text:span text:style-name="T9">REFERENCES</text:span><text:span text:style-name="T7"> visitantes(id),</text:span></text:p>
      <text:p text:style-name="P4">    <text:span text:style-name="T5">FOREIGN KEY</text:span><text:span text:style-name="T3"> (morador_id)     </text:span><text:span text:style-name="T5">REFERENCES</text:span><text:span text:style-name="T3"> moradores(id),</text:span></text:p>
      <text:p text:style-name="P4">    <text:span text:style-name="T5">FOREIGN KEY</text:span><text:span text:style-name="T3"> (funcionario_id) </text:span><text:span text:style-name="T5">REFERENCES</text:span><text:span text:style-name="T3"> funcionarios(id),</text:span></text:p>
      <text:p text:style-name="P4">    <text:span text:style-name="T5">FOREIGN KEY</text:span><text:span text:style-name="T3"> (veiculo_id)     </text:span><text:span text:style-name="T5">REFERENCES</text:span><text:span text:style-name="T3"> veiculos(id)</text:span></text:p>
      <text:p text:style-name="P3">);</text:p>
      <text:p text:style-name="P7"/>
      <text:p text:style-name="P1">-- ======================================================================</text:p>
      <text:p text:style-name="P1">--  TABELA 8: config_acesso_morador</text:p>
      <text:p text:style-name="P1"/>
      <text:p text:style-name="P3"><text:span text:style-name="T1">CREATE</text:span> <text:span text:style-name="T1">TABLE</text:span> <text:span text:style-name="T2">config_acesso_morador</text:span> (</text:p>
      <text:p text:style-name="P4">    <text:span text:style-name="T3">id                    </text:span><text:span text:style-name="T4">INTEGER</text:span><text:span text:style-name="T3">   </text:span><text:span text:style-name="T5">PRIMARY KEY</text:span><text:span text:style-name="T3"> AUTOINCREMENT,</text:span></text:p>
      <text:p text:style-name="P4">    <text:span text:style-name="T3">morador_id            </text:span><text:span text:style-name="T4">INTEGER</text:span><text:span text:style-name="T3">   </text:span><text:span text:style-name="T4">UNIQUE</text:span><text:span text:style-name="T3"> </text:span><text:span text:style-name="T4">NOT NULL</text:span><text:span text:style-name="T3">,</text:span></text:p>
      <text:p text:style-name="P8"><text:span text:style-name="T6">      </text:span><text:span text:style-name="T7">fatores_requeridos    </text:span><text:span text:style-name="T8">INTEGER</text:span><text:span text:style-name="T7">   </text:span><text:span text:style-name="T9">DEFAULT</text:span><text:span text:style-name="T7"> </text:span><text:span text:style-name="T11">1</text:span><text:span text:style-name="T7">  </text:span><text:span text:style-name="T9">CHECK</text:span><text:span text:style-name="T7">(fatores_requeridos </text:span><text:span text:style-name="T8">IN</text:span><text:span text:style-name="T7"> (</text:span><text:span text:style-name="T11">1</text:span><text:span text:style-name="T7">, </text:span><text:span text:style-name="T11">2</text:span><text:span text:style-name="T7">)),</text:span></text:p>
      <text:p text:style-name="P4">    <text:span text:style-name="T3">permite_senha         </text:span><text:span text:style-name="T4">BOOLEAN</text:span><text:span text:style-name="T3">   </text:span><text:span text:style-name="T5">DEFAULT</text:span><text:span text:style-name="T3"> </text:span><text:span text:style-name="T16">1</text:span><text:span text:style-name="T3">  </text:span><text:span text:style-name="T5">CHECK</text:span><text:span text:style-name="T3">(permite_senha </text:span><text:span text:style-name="T4">IN</text:span><text:span text:style-name="T3"> (</text:span><text:span text:style-name="T16">0</text:span><text:span text:style-name="T3">, </text:span><text:span text:style-name="T16">1</text:span><text:span text:style-name="T3">)),</text:span></text:p>
      <text:p text:style-name="P4">    <text:span text:style-name="T3">permite_digital       </text:span><text:span text:style-name="T4">BOOLEAN</text:span><text:span text:style-name="T3">   </text:span><text:span text:style-name="T5">DEFAULT</text:span><text:span text:style-name="T3"> </text:span><text:span text:style-name="T16">1</text:span><text:span text:style-name="T3">  </text:span><text:span text:style-name="T5">CHECK</text:span><text:span text:style-name="T3">(permite_digital </text:span><text:span text:style-name="T4">IN</text:span><text:span text:style-name="T3"> (</text:span><text:span text:style-name="T16">0</text:span><text:span text:style-name="T3">, </text:span><text:span text:style-name="T16">1</text:span><text:span text:style-name="T3">)),</text:span></text:p>
      <text:p text:style-name="P4">    <text:span text:style-name="T3">permite_facial        </text:span><text:span text:style-name="T4">BOOLEAN</text:span><text:span text:style-name="T3">   </text:span><text:span text:style-name="T5">DEFAULT</text:span><text:span text:style-name="T3"> </text:span><text:span text:style-name="T16">0</text:span><text:span text:style-name="T3">  </text:span><text:span text:style-name="T5">CHECK</text:span><text:span text:style-name="T3">(permite_facial </text:span><text:span text:style-name="T4">IN</text:span><text:span text:style-name="T3"> (</text:span><text:span text:style-name="T16">0</text:span><text:span text:style-name="T3">, </text:span><text:span text:style-name="T16">1</text:span><text:span text:style-name="T3">)),</text:span></text:p>
      <text:p text:style-name="P5"><text:span text:style-name="T6">    </text:span><text:span text:style-name="T7">correlation_id        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4">    <text:span text:style-name="T3">dt_criado_em          </text:span><text:span text:style-name="T4">DATETIME</text:span><text:span text:style-name="T3">  </text:span><text:span text:style-name="T5">DEFAULT</text:span><text:span text:style-name="T3"> CURRENT_TIMESTAMP,</text:span></text:p>
      <text:p text:style-name="P4">    <text:span text:style-name="T3">dt_atualizado_em      </text:span><text:span text:style-name="T4">DATETIME</text:span><text:span text:style-name="T3">  </text:span><text:span text:style-name="T5">DEFAULT</text:span><text:span text:style-name="T3"> CURRENT_TIMESTAMP,</text:span></text:p>
      <text:p text:style-name="P5"><text:span text:style-name="T6">    </text:span><text:span text:style-name="T9">CHECK</text:span><text:span text:style-name="T7">(permite_senha </text:span><text:span text:style-name="T10">+</text:span><text:span text:style-name="T7"> permite_digital </text:span><text:span text:style-name="T10">+</text:span><text:span text:style-name="T7"> permite_facial </text:span><text:span text:style-name="T10">&gt;=</text:span><text:span text:style-name="T7"> </text:span><text:span text:style-name="T11">1</text:span><text:span text:style-name="T7">),</text:span></text:p>
      <text:p text:style-name="P5"><text:span text:style-name="T6">      </text:span><text:span text:style-name="T9">FOREIGN KEY</text:span><text:span text:style-name="T7"> (morador_id) </text:span><text:span text:style-name="T9">REFERENCES</text:span><text:span text:style-name="T7"> moradores(id)</text:span></text:p>
      <text:p text:style-name="P3">);</text:p>
      <text:p text:style-name="P7"/>
      <text:p text:style-name="P1">-- ======================================================================</text:p>
      <text:p text:style-name="P1">--  TABELA 9: assinatura_condominio</text:p>
      <text:p text:style-name="P1"/>
      <text:p text:style-name="P3"><text:span text:style-name="T1">CREATE</text:span> <text:span text:style-name="T1">TABLE</text:span> <text:span text:style-name="T2">assinatura_condominio</text:span> (</text:p>
      <text:p text:style-name="P4">    <text:span text:style-name="T3">id                    </text:span><text:span text:style-name="T4">INTEGER</text:span><text:span text:style-name="T3">   </text:span><text:span text:style-name="T5">PRIMARY KEY</text:span><text:span text:style-name="T3"> AUTOINCREMENT,</text:span></text:p>
      <text:p text:style-name="P5"><text:span text:style-name="T6">    </text:span><text:span text:style-name="T7">codigo_condominio     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text:span text:style-name="T6">   </text:span></text:p>
      <text:p text:style-name="P5"><text:span text:style-name="T6">    </text:span><text:span text:style-name="T7">nome_condominio       </text:span><text:span text:style-name="T8">TEXT</text:span><text:span text:style-name="T7">      </text:span><text:span text:style-name="T8">NOT NULL</text:span><text:span text:style-name="T7">,</text:span></text:p>
      <text:p text:style-name="P5"><text:span text:style-name="T6">    </text:span><text:span text:style-name="T7">endereco              </text:span><text:span text:style-name="T8">TEXT</text:span><text:span text:style-name="T7">,</text:span></text:p>
      <text:p text:style-name="P4">    <text:span text:style-name="T3">responsavel_id        </text:span><text:span text:style-name="T4">INTEGER</text:span><text:span text:style-name="T3">,</text:span></text:p>
      <text:p text:style-name="P4">    <text:span text:style-name="T13">-- FK → moradores.id (sindico que assinou o contrato).</text:span></text:p>
      <text:p text:style-name="P5"><text:span text:style-name="T6">    </text:span><text:span text:style-name="T7">numero_contrato       </text:span><text:span text:style-name="T8">TEXT</text:span><text:span text:style-name="T7">      </text:span><text:span text:style-name="T8">UNIQUE</text:span><text:span text:style-name="T7"> </text:span><text:span text:style-name="T8">NOT NULL</text:span><text:span text:style-name="T7">,</text:span></text:p>
      <text:p text:style-name="P4">    <text:span text:style-name="T3">contrato              BLOB,</text:span></text:p>
      <text:p text:style-name="P4">    <text:span text:style-name="T13">-- Bytes do PDF do contrato assinado.</text:span></text:p>
      <text:p text:style-name="P5"><text:span text:style-name="T6">    </text:span><text:span text:style-name="T7">dt_ativacao           </text:span><text:span text:style-name="T8">DATE</text:span><text:span text:style-name="T7">,</text:span></text:p>
      <text:p text:style-name="P4">    <text:span text:style-name="T3">dt_vigencia_inicio    </text:span><text:span text:style-name="T4">DATE</text:span><text:span text:style-name="T3">      </text:span><text:span text:style-name="T4">NOT NULL</text:span><text:span text:style-name="T3">,</text:span></text:p>
      <text:p text:style-name="P4"><text:soft-page-break/>    <text:span text:style-name="T3">dt_vigencia_fim       </text:span><text:span text:style-name="T4">DATE</text:span><text:span text:style-name="T3">      </text:span><text:span text:style-name="T5">CHECK</text:span><text:span text:style-name="T3">(</text:span></text:p>
      <text:p text:style-name="P4">                                        <text:span text:style-name="T3">dt_vigencia_fim </text:span><text:span text:style-name="T4">IS</text:span><text:span text:style-name="T3"> </text:span><text:span text:style-name="T4">NULL</text:span><text:span text:style-name="T3"> </text:span><text:span text:style-name="T4">OR</text:span></text:p>
      <text:p text:style-name="P4">                                        <text:span text:style-name="T3">dt_vigencia_fim </text:span><text:span text:style-name="T17">&gt;=</text:span><text:span text:style-name="T3"> dt_vigencia_inicio),</text:span></text:p>
      <text:p text:style-name="P5"><text:span text:style-name="T6">    </text:span><text:span text:style-name="T8">status</text:span><text:span text:style-name="T7">                </text:span><text:span text:style-name="T8">TEXT</text:span><text:span text:style-name="T7">      </text:span><text:span text:style-name="T9">DEFAULT</text:span><text:span text:style-name="T7"> </text:span><text:span text:style-name="T15">'ativo'</text:span></text:p>
      <text:p text:style-name="P4">                                    <text:span text:style-name="T5">CHECK</text:span><text:span text:style-name="T3">(</text:span><text:span text:style-name="T4">status</text:span><text:span text:style-name="T3"> </text:span><text:span text:style-name="T4">IN</text:span><text:span text:style-name="T3"> (</text:span><text:span text:style-name="T12">'ativo'</text:span><text:span text:style-name="T3">,</text:span><text:span text:style-name="T12">'pendente'</text:span><text:span text:style-name="T3">,</text:span><text:span text:style-name="T12">'vencido'</text:span><text:span text:style-name="T3">,</text:span><text:span text:style-name="T12">'cancelado'</text:span><text:span text:style-name="T3">)),</text:span></text:p>
      <text:p text:style-name="P5"><text:span text:style-name="T6">    </text:span><text:span text:style-name="T7">observacoes           </text:span><text:span text:style-name="T8">TEXT</text:span><text:span text:style-name="T7">,</text:span></text:p>
      <text:p text:style-name="P4">    <text:span text:style-name="T3">correlation_id        </text:span><text:span text:style-name="T4">TEXT</text:span><text:span text:style-name="T3">      </text:span><text:span text:style-name="T4">UNIQUE</text:span><text:span text:style-name="T3"> </text:span><text:span text:style-name="T4">NOT NULL</text:span><text:span text:style-name="T3">,</text:span></text:p>
      <text:p text:style-name="P4">    <text:span text:style-name="T3">dt_criado_em          </text:span><text:span text:style-name="T4">DATETIME</text:span><text:span text:style-name="T3">  </text:span><text:span text:style-name="T5">DEFAULT</text:span><text:span text:style-name="T3"> CURRENT_TIMESTAMP,</text:span></text:p>
      <text:p text:style-name="P4">    <text:span text:style-name="T3">dt_atualizado_em      </text:span><text:span text:style-name="T4">DATETIME</text:span><text:span text:style-name="T3">  </text:span><text:span text:style-name="T5">DEFAULT</text:span><text:span text:style-name="T3"> CURRENT_TIMESTAMP,</text:span></text:p>
      <text:p text:style-name="P2"/>
      <text:p text:style-name="P4">    <text:span text:style-name="T5">FOREIGN KEY</text:span><text:span text:style-name="T3"> (responsavel_id) </text:span><text:span text:style-name="T5">REFERENCES</text:span><text:span text:style-name="T3"> moradores(id)</text:span></text:p>
      <text:p text:style-name="P3">);</text:p>
      <text:p text:style-name="P7"/>
      <text:p text:style-name="P5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4T21:59:15.774389600</meta:creation-date>
    <dc:date>2026-04-14T22:40:54.707302600</dc:date>
    <meta:editing-duration>PT8M35S</meta:editing-duration>
    <meta:editing-cycles>1</meta:editing-cycles>
    <meta:document-statistic meta:table-count="0" meta:image-count="0" meta:object-count="0" meta:page-count="5" meta:paragraph-count="175" meta:word-count="857" meta:character-count="9634" meta:non-whitespace-character-count="6723"/>
    <meta:generator>LibreOffice/25.2.7.2$Windows_X86_64 LibreOffice_project/5cbfd1ab6520636bb5f7b99185aa69bd7456825d</meta:generator>
  </office:meta>
</office:document-meta>
</file>